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201000007A9000007A616BCDFE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ggetto_20_senza_20_riempimento_20_e_20_li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473cm" svg:height="17.445cm" svg:x="1.636cm" svg:y="5.715cm">
          <draw:image xlink:href="Pictures/10000201000007A9000007A616BCDFED.png" xlink:type="simple" xlink:show="embed" xlink:actuate="onLoad">
            <text:p text:style-name="P1">\</text:p>
          </draw:image>
        </draw:frame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a" style:display-name="Oggetto senza riempimento e li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4M9S</meta:editing-duration>
    <meta:editing-cycles>8</meta:editing-cycles>
    <meta:generator>OpenOffice/4.1.6$Win32 OpenOffice.org_project/416m1$Build-9790</meta:generator>
    <dc:date>2021-06-09T21:19:28.08</dc:date>
    <dc:creator>Siria Sannino</dc:creator>
    <meta:document-statistic meta:object-count="1"/>
  </office:meta>
</office:document-meta>
</file>